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 style:master-page-name="First_20_Page">
      <style:table-properties style:width="18.002cm" style:page-number="auto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min-row-height="4.978cm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6.001cm" style:rel-column-width="21845*"/>
    </style:style>
    <style:style style:name="Table1.B" style:family="table-column">
      <style:table-column-properties style:column-width="3.251cm" style:rel-column-width="11834*"/>
    </style:style>
    <style:style style:name="Table1.C" style:family="table-column">
      <style:table-column-properties style:column-width="3.247cm" style:rel-column-width="11821*"/>
    </style:style>
    <style:style style:name="Table1.D" style:family="table-column">
      <style:table-column-properties style:column-width="3cm" style:rel-column-width="10922*"/>
    </style:style>
    <style:style style:name="Table1.E" style:family="table-column">
      <style:table-column-properties style:column-width="2.503cm" style:rel-column-width="9113*"/>
    </style:style>
    <style:style style:name="Table1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E1" style:family="table-cell">
      <style:table-cell-properties fo:padding="0.097cm" fo:border="0.05pt solid #c0c0c0"/>
    </style:style>
    <style:style style:name="Table1.A2" style:family="table-cell">
      <style:table-cell-properties fo:padding="0.097cm" fo:border-left="0.05pt solid #c0c0c0" fo:border-right="none" fo:border-top="none" fo:border-bottom="0.05pt solid #c0c0c0"/>
    </style:style>
    <style:style style:name="Table1.E2" style:family="table-cell">
      <style:table-cell-properties fo:padding="0.097cm" fo:border-left="0.05pt solid #c0c0c0" fo:border-right="0.05pt solid #c0c0c0" fo:border-top="none" fo:border-bottom="0.05pt solid #c0c0c0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9.999cm" style:rel-column-width="35613*"/>
    </style:style>
    <style:style style:name="Table2.B" style:family="table-column">
      <style:table-column-properties style:column-width="2cm" style:rel-column-width="7123*"/>
    </style:style>
    <style:style style:name="Table2.E" style:family="table-column">
      <style:table-column-properties style:column-width="2.401cm" style:rel-column-width="8553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c0c0c0"/>
    </style:style>
    <style:style style:name="Table2.D5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8.401cm" fo:margin-left="0cm" fo:margin-right="0cm" table:align="margins"/>
    </style:style>
    <style:style style:name="Table3.A" style:family="table-column">
      <style:table-column-properties style:column-width="5.001cm" style:rel-column-width="17809*"/>
    </style:style>
    <style:style style:name="Table3.C" style:family="table-column">
      <style:table-column-properties style:column-width="2.499cm" style:rel-column-width="8901*"/>
    </style:style>
    <style:style style:name="Table3.D" style:family="table-column">
      <style:table-column-properties style:column-width="5.9cm" style:rel-column-width="2101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none" fo:border-right="none" fo:border-top="none" fo:border-bottom="0.05pt solid #000000"/>
    </style:style>
    <style:style style:name="Table3.A5" style:family="table-cell">
      <style:table-cell-properties fo:padding="0.097cm" fo:border-left="none" fo:border-right="none" fo:border-top="none" fo:border-bottom="0.05pt solid #c0c0c0"/>
    </style:style>
    <style:style style:name="Table4" style:family="table">
      <style:table-properties style:width="18.406cm" fo:margin-left="0cm" fo:margin-right="-0.005cm" table:align="margins"/>
    </style:style>
    <style:style style:name="Table4.A" style:family="table-column">
      <style:table-column-properties style:column-width="5.203cm" style:rel-column-width="18526*"/>
    </style:style>
    <style:style style:name="Table4.B" style:family="table-column">
      <style:table-column-properties style:column-width="13.203cm" style:rel-column-width="47009*"/>
    </style:style>
    <style:style style:name="Table4.A1" style:family="table-cell">
      <style:table-cell-properties fo:padding="0.097cm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default_5f_8">
      <style:text-properties style:font-name="DejaVu Sans" fo:font-size="10pt" officeooo:paragraph-rsid="00060307" style:font-size-asian="10pt" style:font-size-complex="10pt"/>
    </style:style>
    <style:style style:name="P4" style:family="paragraph" style:parent-style-name="terp_5f_default_5f_8">
      <style:text-properties style:font-name="DejaVu Sans" fo:font-size="8pt" style:font-size-asian="8pt" style:font-size-complex="8pt"/>
    </style:style>
    <style:style style:name="P5" style:family="paragraph" style:parent-style-name="terp_5f_default_5f_9">
      <style:text-properties style:font-name="DejaVu Sans"/>
    </style:style>
    <style:style style:name="P6" style:family="paragraph" style:parent-style-name="terp_5f_default_5f_9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7" style:family="paragraph" style:parent-style-name="terp_5f_default_5f_9">
      <style:text-properties style:font-name="DejaVu Sans" fo:font-size="9pt" style:font-size-asian="9pt" style:font-size-complex="9pt"/>
    </style:style>
    <style:style style:name="P8" style:family="paragraph" style:parent-style-name="terp_5f_default_5f_9">
      <style:text-properties style:font-name="DejaVu Sans" fo:font-size="8.5pt" style:font-size-asian="8.5pt" style:font-size-complex="8.5pt"/>
    </style:style>
    <style:style style:name="P9" style:family="paragraph" style:parent-style-name="terp_5f_header">
      <style:text-properties style:font-name="DejaVu Sans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8.5pt" style:font-name-asian="AR PL ShanHeiSun Uni" style:font-size-asian="8.5pt" style:font-name-complex="Tahoma" style:font-size-complex="8.5pt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8.5pt" style:font-name-asian="AR PL ShanHeiSun Uni" style:font-size-asian="8.5pt" style:font-name-complex="Tahoma" style:font-size-complex="8.5pt"/>
    </style:style>
    <style:style style:name="P22" style:family="paragraph" style:parent-style-name="Table_20_Contents">
      <style:paragraph-properties fo:text-align="end" style:justify-single-word="false"/>
      <style:text-properties style:font-name="DejaVu Sans" fo:font-size="8.5pt" style:font-name-asian="AR PL ShanHeiSun Uni" style:font-size-asian="8.5pt" style:font-name-complex="Tahoma" style:font-size-complex="8.5pt"/>
    </style:style>
    <style:style style:name="P23" style:family="paragraph" style:parent-style-name="Table_20_Contents">
      <style:paragraph-properties fo:text-align="start" style:justify-single-word="false"/>
      <style:text-properties style:font-name="DejaVu Sans" fo:font-size="8.5pt" fo:font-weight="bold" style:font-name-asian="AR PL ShanHeiSun Uni" style:font-size-asian="8.5pt" style:font-weight-asian="bold" style:font-name-complex="Tahoma" style:font-size-complex="8.5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DejaVu Sans" fo:font-size="8.5pt" fo:font-weight="bold" style:font-name-asian="AR PL ShanHeiSun Uni" style:font-size-asian="8.5pt" style:font-weight-asian="bold" style:font-name-complex="Tahoma" style:font-size-complex="8.5pt" style:font-weight-complex="bold"/>
    </style:style>
    <style:style style:name="P25" style:family="paragraph" style:parent-style-name="terp_5f_default_5f_Bold_5f_9">
      <style:text-properties style:font-name="DejaVu Sans" fo:font-size="8.5pt" style:font-size-asian="8.5pt" style:font-size-complex="8.5pt"/>
    </style:style>
    <style:style style:name="P26" style:family="paragraph" style:parent-style-name="terp_5f_default_5f_2">
      <style:text-properties style:font-name="DejaVu Sans" fo:font-size="8.5pt" style:font-size-asian="8.5pt" style:font-size-complex="8.5pt"/>
    </style:style>
    <style:style style:name="P27" style:family="paragraph" style:parent-style-name="terp_5f_tblheader_5f_General_5f_Centre">
      <style:text-properties style:font-name="DejaVu Sans" fo:font-size="8.5pt" style:font-size-asian="8.5pt" style:font-size-complex="8.5pt"/>
    </style:style>
    <style:style style:name="P28" style:family="paragraph" style:parent-style-name="terp_5f_default_5f_Centre_5f_9">
      <style:text-properties style:font-name="DejaVu Sans" fo:font-size="8.5pt" style:font-size-asian="8.5pt" style:font-size-complex="8.5pt"/>
    </style:style>
    <style:style style:name="P29" style:family="paragraph" style:parent-style-name="terp_5f_default_5f_8" style:master-page-name="First_20_Page">
      <style:paragraph-properties style:page-number="auto"/>
      <style:text-properties style:font-name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placeholder text:placeholder-type="text" text:description="setLang(o.partner_id.lang)">&lt;setLang(o.partner_id.lang)&gt;</text:placeholder><text:text-input text:description="&lt;if test=&quot;o.partner_id.company_ext&quot; &gt;">if test="o.partner_id.company_ext" 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o.partner_id.department_company_ext" </text:text-input><text:text-input text:description="&lt;o.partner_id.department_company_ext&gt;">o.partner_id.department_company_ext</text:text-input><text:line-break/><text:text-input text:description="&lt;/if&gt;">/if</text:text-input><text:text-input text:description="&lt;if test=&quot;o.partner_id.title or o.partner_id.prename or o.partner_id.name&quot; &gt;">if test="o.partner_id.title"</text:text-input><text:text-input text:description="&lt;o.partner_id.title.name&gt;">o.partner_id.title.name</text:text-input> <text:text-input text:description="&lt;o.partner_id.prename&gt;">o.partner_id.prename</text:text-input> <text:text-input text:description="&lt;o.partner_id.name&gt;">o.partner_id.name</text:text-input><text:line-break/><text:text-input text:description="&lt;/if&gt;">/if</text:text-input><text:text-input text:description="&lt;if test=&quot;o.partner_id.street&quot; &gt;">if test="o.partner_id.street"</text:text-input><text:text-input text:description="&lt;o.partner_id.street&gt;">o.partner_id.street</text:text-input><text:line-break/><text:text-input text:description="&lt;/if&gt;">/if</text:text-input><text:text-input text:description="&lt;if test=&quot;o.partner_id.street2&quot;&gt;">if test="o.partner_id.street2"</text:text-input><text:text-input text:description="&lt;o.partner_id.street2&gt;">o.partner_id.street2</text:text-input><text:line-break/><text:text-input text:description="&lt;/if&gt;">/if</text:text-input><text:text-input text:description="&lt;o.partner_id.zip&gt;">o.partner_id.zip</text:text-input> <text:text-input text:description="&lt;o.partner_id.city&gt;">o.partner_id.city</text:text-input></text:p>
            <text:p text:style-name="P2"/>
            <text:p text:style-name="P2"><text:text-input text:description="&lt;if test=&quot;o.partner_id.vat&quot;&gt;">if test=o.partner_id.vat</text:text-input><text:line-break/><text:text-input text:description="&lt;_(&quot;VAT :&quot;)&gt;">("VAT :")</text:text-input> <text:text-input text:description="&lt;o.partner_id.vat&gt;">o.partner_id.vat</text:text-input><text:line-break/><text:text-input text:description="&lt;/if&gt;">&lt;/if&gt;</text:text-input></text:p>
          </table:table-cell>
        </table:table-row>
      </table:table>
      <text:p text:style-name="P4"><text:text-input text:description="&lt;choose&gt;">choose</text:text-input></text:p>
      <text:p text:style-name="P1"><text:text-input text:description="&lt;when test=&quot;o.type == 'out_invoice' and (o.state == 'open' or o.state == 'paid')&quot;&gt;">o.type == 'out_invoice' and (o.state == 'open' or o.state == 'paid'</text:text-input></text:p>
      <text:p text:style-name="P9"><text:text-input text:description="&lt;_(&quot;Invoice&quot;)&gt;">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 == 'out_invoice' and o.state == 'proforma2'&quot;&gt;">o.type == 'out_invoice' and o.state == 'proforma2'</text:text-input></text:p>
      <text:p text:style-name="P9"><text:text-input text:description="&lt;_(&quot;PRO-FORMA&quot;)&gt;">PRO-FORMA</text:text-input></text:p>
      <text:p text:style-name="P9"><text:text-input text:description="&lt;/when&gt;">/when</text:text-input></text:p>
      <text:p text:style-name="P9"><text:text-input text:description="&lt;when test=&quot;o.type == 'out_invoice' and o.state == 'draft'&quot;&gt;">o.type == 'out_invoice' and o.state == 'draft'</text:text-input></text:p>
      <text:p text:style-name="P9"><text:text-input text:description="&lt;_(&quot;Draft Invoice&quot;)&gt;">Draft Invoice</text:text-input></text:p>
      <text:p text:style-name="P9"><text:text-input text:description="&lt;/when&gt;">/when</text:text-input></text:p>
      <text:p text:style-name="P9"><text:text-input text:description="&lt;when test=&quot;o.type == 'out_invoice' and o.state == 'cancel'&quot;&gt;">o.type == 'out_invoice' and o.state == 'cancel'</text:text-input></text:p>
      <text:p text:style-name="P9"><text:text-input text:description="&lt;_(&quot;Cancelled Invoice&quot;)&gt;">Cancelled 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out_refund'&quot;&gt;">o.type=='out_refund'</text:text-input></text:p>
      <text:p text:style-name="P9"><text:text-input text:description="&lt;_(&quot;Refund&quot;)&gt;">Refund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in_refund'&quot;&gt;">o.type=='in_refund'</text:text-input></text:p>
      <text:p text:style-name="P9"><text:text-input text:description="&lt;_(&quot;Supplier Refund&quot;)&gt;">Supplier Refund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in_invoice'&quot;&gt;">o.type=='in_invoice'</text:text-input></text:p>
      <text:p text:style-name="P9"><text:text-input text:description="&lt;_(&quot;Supplier Invoice&quot;)&gt;">Supplier 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/choose&gt;">/choose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7"><text:text-input text:description="&lt;_(&quot;Customer Reference&quot;)&gt;">Customer Reference</text:text-input></text:p>
          </table:table-cell>
          <table:table-cell table:style-name="Table1.A1" office:value-type="string">
            <text:p text:style-name="P27"><text:text-input text:description="&lt;_(&quot;Invoice Date&quot;)&gt;">Invoice Date</text:text-input></text:p>
          </table:table-cell>
          <table:table-cell table:style-name="Table1.A1" office:value-type="string">
            <text:p text:style-name="P27"><text:text-input text:description="&lt;_(&quot;Picking No&quot;)&gt;">Picking No</text:text-input></text:p>
          </table:table-cell>
          <table:table-cell table:style-name="Table1.A1" office:value-type="string">
            <text:p text:style-name="P27"><text:text-input text:description="&lt;_(&quot;Partner Ref.&quot;)&gt;">Partner Ref.</text:text-input></text:p>
          </table:table-cell>
          <table:table-cell table:style-name="Table1.E1" office:value-type="string">
            <text:p text:style-name="P27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28"><text:s/><text:text-input text:description="&lt;o.client_order_ref&gt;">o.client_order_ref</text:text-input></text:p>
          </table:table-cell>
          <table:table-cell table:style-name="Table1.A2" office:value-type="string">
            <text:p text:style-name="P28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28"><text:text-input text:description="&lt;o.origin&gt;">o.origin</text:text-input></text:p>
          </table:table-cell>
          <table:table-cell table:style-name="Table1.A2" office:value-type="string">
            <text:p text:style-name="P28"><text:text-input text:description="&lt;o.partner_id.ref&gt;">o.partner_id.ref</text:text-input></text:p>
          </table:table-cell>
          <table:table-cell table:style-name="Table1.E2" office:value-type="string">
            <text:p text:style-name="P28"><text:text-input text:description="&lt;o.create_uid.name&gt;">o.user_id.name</text:text-input></text:p>
          </table:table-cell>
        </table:table-row>
      </table:table>
      <text:p text:style-name="P1"><text:soft-page-break/></text:p>
      <text:p text:style-name="P8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5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10"><text:text-input text:description="&lt;_(&quot;Description&quot;)&gt;">Description</text:text-input></text:p>
          </table:table-cell>
          <table:table-cell table:style-name="Table2.A1" office:value-type="string">
            <text:p text:style-name="P11"><text:text-input text:description="&lt;_(&quot;Taxes&quot;)&gt;">Taxes</text:text-input></text:p>
          </table:table-cell>
          <table:table-cell table:style-name="Table2.A1" office:value-type="string">
            <text:p text:style-name="P11"><text:text-input text:description="&lt;_(&quot;Quantity&quot;)&gt;">Quantity</text:text-input></text:p>
          </table:table-cell>
          <table:table-cell table:style-name="Table2.A1" office:value-type="string">
            <text:p text:style-name="P12"><text:text-input text:description="&lt;_(&quot;Unit Price &quot;)&gt;">Unit Price</text:text-input></text:p>
          </table:table-cell>
          <table:table-cell table:style-name="Table2.A1" office:value-type="string">
            <text:p text:style-name="P12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20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0"><text:text-input text:description="&lt;l.name&gt;">l.name</text:text-input></text:p>
          </table:table-cell>
          <table:table-cell table:style-name="Table2.A3" office:value-type="string">
            <text:p text:style-name="P21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21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22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22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0"><text:text-input text:description="&lt;/for&gt;">&lt;/for&gt;</text:text-input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5" office:value-type="string">
            <text:p text:style-name="P20"><text:text-input text:description="&lt;_(&quot;Net Total:&quot;)&gt;">Net Total:</text:text-input></text:p>
          </table:table-cell>
          <table:table-cell table:style-name="Table2.D5" office:value-type="string">
            <text:p text:style-name="P22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0"><text:text-input text:description="&lt;_(&quot;Taxes:&quot;)&gt;">Taxes:</text:text-input></text:p>
          </table:table-cell>
          <table:table-cell table:style-name="Table2.A2" office:value-type="string">
            <text:p text:style-name="P22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5" office:value-type="string">
            <text:p text:style-name="P23"><text:text-input text:description="&lt;_(&quot;Total:&quot;)&gt;">Total:</text:text-input></text:p>
          </table:table-cell>
          <table:table-cell table:style-name="Table2.D5" office:value-type="string">
            <text:p text:style-name="P24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xt_20_body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P6"><text:text-input text:description="&lt;if test=&quot;o.tax_line&quot;&gt;">&lt;if test="o.tax_line"&gt;</text:text-input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0"><text:text-input text:description="&lt;_(&quot;Tax&quot;)&gt;">Tax</text:text-input></text:p>
          </table:table-cell>
          <table:table-cell table:style-name="Table3.A2" office:value-type="string">
            <text:p text:style-name="P12"><text:text-input text:description="&lt;_(&quot;Base&quot;)&gt;">Base</text:text-input></text:p>
          </table:table-cell>
          <table:table-cell table:style-name="Table3.A2" office:value-type="string">
            <text:p text:style-name="P12"><text:text-input text:description="&lt;_(&quot;Amount&quot;)&gt;">Amount</text:text-input>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for each=&quot;t in o.tax_line&quot;&gt;">for each="t in o.tax_line"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if test=&quot;t.tax_code_id.notprintable==False&quot;&gt;">if test="t.tax_code_id.notprintable==False"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5" office:value-type="string">
            <text:p text:style-name="P18"><text:text-input text:description="&lt;str(t.name).split('-')[0]&gt;">str(t.name).split('-')[0]</text:text-input></text:p>
          </table:table-cell>
          <table:table-cell table:style-name="Table3.A5" office:value-type="string">
            <text:p text:style-name="P19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5" office:value-type="string">
            <text:p text:style-name="P19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/if&gt;">/if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5"><text:text-input text:description="&lt;/for&gt;">&lt;/for&gt;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6"><text:text-input text:description="&lt;/if&gt;">/if</text:text-input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/>
          </table:table-cell>
        </table:table-row>
      </table:table>
      <text:p text:style-name="P5"><text:soft-page-break/></text:p>
      <text:p text:style-name="P8"><text:text-input text:description="&lt;_(&quot;Delivery Address:&quot;)&gt;">Delivery Address:</text:text-input> </text:p>
      <text:p text:style-name="P8"><text:text-input text:description="&lt;get_delivery_address(o)&gt;">get_delivery_address(o)</text:text-input></text:p>
      <text:p text:style-name="P8"/>
      <text:p text:style-name="P8"><text:text-input text:description="&lt;if test=&quot;o.payment_term&quot;&gt;">if test="o.payment_term"</text:text-input></text:p>
      <text:p text:style-name="P8"><text:text-input text:description="&lt;_(&quot;Payment Terms:&quot;)&gt;">Payment Terms:</text:text-input> <text:text-input text:description="&lt;format(o.payment_term.note or '')&gt;">format(o.payment_term.note) or ''</text:text-input></text:p>
      <text:p text:style-name="P8"><text:text-input text:description="&lt;get_payment_term_description(o)&gt;">get_payment_term_description(o)</text:text-input></text:p>
      <text:p text:style-name="P8"><text:text-input text:description="&lt;/if&gt;">/if</text:text-input></text:p>
      <text:p text:style-name="P8"/>
      <text:p text:style-name="P8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8"><text:text-input text:description="&lt;format(o.fiscal_position.note)&gt;">format(o.fiscal_position.note)</text:text-input></text:p>
          </table:table-cell>
        </table:table-row>
      </table:table>
      <text:p text:style-name="P26"/>
      <text:p text:style-name="P8"><text:text-input text:description="&lt;/if&gt;">/if</text:text-input></text:p>
      <text:p text:style-name="P8"/>
      <text:p text:style-name="P7"><text:text-input text:description="&lt;_(&quot;All prices excluding VAT.&quot;)&gt;">All prices excluding VAT.</text:text-input></text:p>
      <text:p text:style-name="P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.5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cm" style:type="center"/>
          <style:tab-stop style:position="18.701c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style:font-name="DejaVu Sans"/>
    </style:style>
    <style:page-layout style:name="Mpm1">
      <style:page-layout-properties fo:page-width="21.001cm" fo:page-height="29.7cm" style:num-format="1" style:print-orientation="portrait" fo:margin-top="1cm" fo:margin-bottom="1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5-10-07T19:06:11</meta:creation-date>
    <dc:date>2016-09-23T14:38:19.917663809</dc:date>
    <meta:editing-cycles>1407</meta:editing-cycles>
    <meta:editing-duration>P4DT19H35M16S</meta:editing-duration>
    <meta:document-statistic meta:table-count="5" meta:image-count="0" meta:object-count="0" meta:page-count="3" meta:paragraph-count="78" meta:word-count="450" meta:character-count="2610" meta:non-whitespace-character-count="2479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